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73C3207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tima1" svg:font-family="Optima" style:font-pitch="variable"/>
    <style:font-face style:name="Optima" svg:font-family="Optima" style:font-adornments="Bold Italic"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10pt" style:font-size-asian="10pt" style:font-size-complex="10pt"/>
    </style:style>
    <style:style style:name="P2"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9pt" style:font-size-asian="9pt" style:font-size-complex="9pt"/>
    </style:style>
    <style:style style:name="P3" style:family="paragraph" style:parent-style-name="Standard">
      <style:paragraph-properties fo:text-align="justify" style:justify-single-word="false"/>
      <style:text-properties style:font-name="Optima1" fo:font-size="10pt" style:font-size-asian="10pt" style:font-size-complex="10pt"/>
    </style:style>
    <style:style style:name="P4" style:family="paragraph" style:parent-style-name="Standard">
      <style:paragraph-properties fo:text-align="justify" style:justify-single-word="false"/>
      <style:text-properties style:font-name="Optima1" fo:font-size="10pt" fo:background-color="transparent" style:font-size-asian="10pt" style:font-size-complex="10pt"/>
    </style:style>
    <style:style style:name="P5" style:family="paragraph" style:parent-style-name="Heading_20_2">
      <style:paragraph-properties fo:text-align="center" style:justify-single-word="false"/>
      <style:text-properties fo:color="#0030f6" style:font-name="Optima1" fo:font-size="18pt" fo:font-style="normal" fo:font-weight="bold" style:font-size-asian="18pt" style:font-style-asian="normal" style:font-weight-asian="bold" style:font-size-complex="18pt" style:font-style-complex="normal" style:font-weight-complex="bold"/>
    </style:style>
    <style:style style:name="P6" style:family="paragraph" style:parent-style-name="Standard">
      <style:paragraph-properties fo:text-align="justify" style:justify-single-word="false"/>
      <style:text-properties style:font-name="Optima1" fo:font-size="10pt" style:font-size-asian="10pt" style:font-size-complex="10pt"/>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9pt" style:font-size-asian="9pt" style:font-size-complex="9pt"/>
    </style:style>
    <style:style style:name="T2" style:family="text">
      <style:text-properties fo:background-color="transparent"/>
    </style:style>
    <style:style style:name="T3" style:family="text">
      <style:text-properties fo:font-weight="bold" style:font-weight-asian="bold" style:font-weight-complex="bold"/>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OpenAgile Terms and Concepts</text:h>
      <text:p text:style-name="P3"/>
      <text:p text:style-name="P3"><text:span text:style-name="T3">Action</text:span> – a step in the Learning Circle characterized by the directing of effort toward carrying out tasks in a plan</text:p>
      <text:p text:style-name="P3"/>
      <text:p text:style-name="P3"><text:span text:style-name="T3">Calendar Events </text:span>– tasks in the Cycle Plan that are based on scheduled dates or times</text:p>
      <text:p text:style-name="P3"/>
      <text:p text:style-name="P3"><text:span text:style-name="T3">Consultative Decision-Making</text:span> – a system for team members to arrive at a unified plan of action; one of the foundations of OpenAgile.</text:p>
      <text:p text:style-name="P3"/>
      <text:p text:style-name="P3"><text:span text:style-name="T3">Courage</text:span> – <text:span text:style-name="T2">human capacity defined as th</text:span>e quality of mind or spirit that enables a person to take action despite fears of difficulty, harm or reprisal</text:p>
      <text:p text:style-name="P3"/>
      <text:p text:style-name="P3"><text:span text:style-name="T3">Cycle</text:span> – a fixed length of time in which to deliver value</text:p>
      <text:p text:style-name="P3"/>
      <text:p text:style-name="P3"><text:span text:style-name="T3">Cycle Plan</text:span> – a collection of all the tasks that a Team intends to do during a Cycle</text:p>
      <text:p text:style-name="P3"/>
      <text:p text:style-name="P3"><text:span text:style-name="T3">Detachment</text:span> –<text:span text:style-name="T2"> human capacity defined as the ability to maintain openness </text:span>and freedom from prejudice or partiality</text:p>
      <text:p text:style-name="P3"/>
      <text:p text:style-name="P3"><text:span text:style-name="T3">Goal</text:span> – the result or achievement toward which effort is directed (ex. Improve customer service)</text:p>
      <text:p text:style-name="P3"/>
      <text:p text:style-name="P3"><text:span text:style-name="T3">Growth Facilitator </text:span>– a path of service on the Team that helps the team with Organic Growth – generally prioritizes work by value</text:p>
      <text:p text:style-name="P3"/>
      <text:p text:style-name="P3"><text:span text:style-name="T3">Guidance</text:span> – to assist an individual, team, or organization to reach a destination as by mentoring, giving directions, or supplying with advice or counsel</text:p>
      <text:p text:style-name="P3"/>
      <text:p text:style-name="P3"><text:span text:style-name="T3">Human</text:span> <text:span text:style-name="T3">Capacities</text:span> – good or admirable qualities or virtues that can be translated into actions that benefit humanity</text:p>
      <text:p text:style-name="P3"/>
      <text:p text:style-name="P3"><text:span text:style-name="T3">Learning</text:span> – step in the Learning Circle characterized by the recognition of principles, knowledge, skills, or human capacities acquired through practice, training, or experience</text:p>
      <text:p text:style-name="P3"/>
      <text:p text:style-name="P3"><text:span text:style-name="T3">Learning</text:span> <text:span text:style-name="T3">Circle</text:span> – a model of effective learning based on a series of four steps (Action, Reflection, Learning, Planning), four capacities (Detachment, Search, Love, Courage), and the pivotal importance of Guidance; one of the foundations of OpenAgile.</text:p>
      <text:p text:style-name="P3"/>
      <text:p text:style-name="P4"><text:span text:style-name="T3">Love</text:span> – a human capacity that, in the Learning Circle, represents a desire and passion to continue our work</text:p>
      <text:p text:style-name="P4"/>
      <text:p text:style-name="P3"><text:span text:style-name="T3">New Artifacts </text:span>– tasks in the Cycle Plan that are intended to channel our capacity for creativity into adding value for stakeholders</text:p>
      <text:p text:style-name="P3"/>
      <text:p text:style-name="P3"><text:span text:style-name="T3">Obstacles</text:span> – tasks in the Cycle Plan that represent barriers to getting work done efficiently</text:p>
      <text:p text:style-name="P3"/>
      <text:p text:style-name="P3"><text:span text:style-name="T3">Organic Growth</text:span> – growth in which the thing growing is functional at all stages of its development, and in which capacity increases over time – trees grow organically, automobiles are constructed</text:p>
      <text:p text:style-name="P3"/>
      <text:p text:style-name="P3"><text:span text:style-name="T3">Planning</text:span> – step in the Learning Circle characterized by connecting principles we have learned to specific actions to be done in the future</text:p>
      <text:p text:style-name="P3"/>
      <text:p text:style-name="P3"><text:span text:style-name="T3">Prioritized Values Drivers</text:span> – a list of all the known Value Drivers that are sorted by their priority in relation to the Goal</text:p>
      <text:p text:style-name="P3"><text:soft-page-break/></text:p>
      <text:p text:style-name="P3"><text:span text:style-name="T3">Priority</text:span> – highest in terms of importance or value</text:p>
      <text:p text:style-name="P3"/>
      <text:p text:style-name="P3"><text:span text:style-name="T3">Process Facilitator</text:span> – path of service on the Team that facilitates the OpenAgile process and removes obstacles</text:p>
      <text:p text:style-name="P3"/>
      <text:p text:style-name="P3"><text:span text:style-name="T3">Quality Problems</text:span> – tasks in the Cycle Plan centred on fixing a gap between our standard and what we actually delivered</text:p>
      <text:p text:style-name="P3"/>
      <text:p text:style-name="P3"><text:span text:style-name="T3">Reflection</text:span> –<text:span text:style-name="T2"> step in the Learning Circle characterized by a pause in our activities where we gather data, impressions, history, stories, and any other observations about what we have done</text:span></text:p>
      <text:p text:style-name="P3"/>
      <text:p text:style-name="P3"><text:span text:style-name="T3">Repetitive Activities </text:span>– tasks in the Cycle Plan which must be done on a regular basis</text:p>
      <text:p text:style-name="P3"/>
      <text:p text:style-name="P3"><text:span text:style-name="T3">Search</text:span> – <text:span text:style-name="T2"><text:s/>a human capacity defined as the ability to explore or examine in order to discover deeper truths</text:span></text:p>
      <text:p text:style-name="P3"/>
      <text:p text:style-name="P3"><text:span text:style-name="T3">Stakeholder</text:span> – <text:bookmark text:name="bodyContent"/>a party who affects or can be affected by an OpenAgile Team but who are not necessarily directly involved with doing the work (ex. customers, owners, employees, family members, advisors, and the community)</text:p>
      <text:p text:style-name="P3"/>
      <text:p text:style-name="P3"><text:span text:style-name="T3">Task</text:span> – a clearly defined piece of work expected to be completed within the Cycle by a Team Member; can be one of five types: Calendar Events, New Artifacts, Obstacles, Quality Problems or Repetitive Activities</text:p>
      <text:p text:style-name="P3"/>
      <text:p text:style-name="P3"><text:span text:style-name="T3">Team, OpenAgile </text:span>– a self-organizing group of people committed to working together to deliver value to Stakeholders</text:p>
      <text:p text:style-name="P3"/>
      <text:p text:style-name="P3"><text:span text:style-name="T3">Team Member </text:span>– anyone who is doing work in the context of the Cycle Plan</text:p>
      <text:p text:style-name="P3"/>
      <text:p text:style-name="P3"><text:span text:style-name="T3">Truthfulness</text:span> – a fundamental human capacity; one of the foundations of OpenAgile.</text:p>
      <text:p text:style-name="P3"/>
      <text:p text:style-name="P3"><text:span text:style-name="T3">Value</text:span> – a characteristic deemed desirable by stakeholders that is measured in relation to a goal and verified by achieving the intended results by the end of a Cycle (ex. product features, knowledge, human capacities, process improvements, etc.)</text:p>
      <text:p text:style-name="P3"/>
      <text:p text:style-name="P3"><text:span text:style-name="T3">Value Delivery System </text:span>– a system of people, processes, and tools that collaborate to deliver value to stakeholders</text:p>
      <text:p text:style-name="P3"/>
      <text:p text:style-name="P3"><text:span text:style-name="T3">Value Driver</text:span> – a measurable activity or focus which impels movement toward the delivery of value (ex. cost/time savings, research &amp; development, service improvements, etc.)</text:p>
      <text:p text:style-name="P3"/>
      <text:p text:style-name="P4"><text:span text:style-name="T3">Work</text:span> – exertion or effort directed to accomplish a goal (ex. completing tasks in the Cycle Plan)</text:p>
      <text:p text:style-name="P4"/>
      <text:p text:style-name="P4"><text:span text:style-name="T3">Work Period </text:span><text:span text:style-name="T2">– the segments of time in a Cycle between Progress Meetings where the team is actively choosing and completing Tas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tima1" svg:font-family="Optima" style:font-pitch="variable"/>
    <style:font-face style:name="Optima" svg:font-family="Optima" style:font-adornments="Bold Italic"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style:font-name="Optima"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10pt" style:font-size-asian="10pt" style:font-size-complex="10pt"/>
    </style:style>
    <style:style style:name="MP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style:font-name="Optima1" fo:font-size="9pt" style:font-size-asian="9pt" style:font-size-complex="9pt"/>
    </style:style>
    <style:style style:name="MT1" style:family="text">
      <style:text-properties fo:font-size="9pt" style:font-size-asian="9pt" style:font-size-complex="9pt"/>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1" draw:style-name="Mgr1" draw:text-style-name="MP2" svg:width="2.001cm" svg:height="0.59cm" svg:x="0.06cm" svg:y="0.069cm"><draw:image xlink:href="Pictures/10000000000000580000001F73C32074.png" xlink:type="simple" xlink:show="embed" xlink:actuate="onLoad"><text:p/></draw:image></draw:frame><text:span text:style-name="MT1"><text:tab/>Copyright 2011. Contact </text:span><text:a xlink:type="simple" xlink:href="mailto:info@openagile.com"><text:span text:style-name="MT1">info@openagile.com</text:span></text:a><text:span text:style-name="MT1"> or visit </text:span><text:a xlink:type="simple" xlink:href="http://www.openagile.com/"><text:span text:style-name="MT1">http://www.openagile.com</text:span></text:a><text:span text:style-name="MT1"> for more information</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Heidema</meta:initial-creator>
    <meta:creation-date>2011-05-04T13:58:43</meta:creation-date>
    <dc:date>2011-05-08T14:12:52</dc:date>
    <meta:editing-duration>PT15M47S</meta:editing-duration>
    <meta:editing-cycles>4</meta:editing-cycles>
    <meta:generator>LibreOffice/3.3$Unix LibreOffice_project/330m18$Build-4</meta:generator>
    <meta:document-statistic meta:table-count="0" meta:image-count="0" meta:object-count="0" meta:page-count="2" meta:paragraph-count="37" meta:word-count="766" meta:character-count="4664"/>
  </office:meta>
</office:document-meta>
</file>